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 fo:margin-bottom="0in" fo:line-height="100%" fo:background-color="#FFFFFF"/>
    </style:style>
    <style:style style:name="T2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fo:color="#222222" style:language-asian="pl" style:country-asian="PL"/>
    </style:style>
    <style:style style:name="T3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fo:color="#222222" fo:background-color="#FFFF00" style:language-asian="pl" style:country-asian="PL"/>
    </style:style>
    <style:style style:name="P4" style:parent-style-name="Normalny" style:family="paragraph">
      <style:paragraph-properties fo:margin-bottom="0in" fo:line-height="100%" fo:background-color="#FFFFFF"/>
    </style:style>
    <style:style style:name="T5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6" style:parent-style-name="Normalny" style:family="paragraph">
      <style:paragraph-properties fo:text-align="justify" fo:margin-bottom="0in" fo:line-height="100%" fo:background-color="#FFFFFF"/>
    </style:style>
    <style:style style:name="T7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8" style:parent-style-name="Domyślnaczcionkaakapitu" style:family="text">
      <style:text-properties style:font-name="Calibri" style:font-name-asian="Times New Roman" style:font-name-complex="Calibri" fo:color="#222222" fo:background-color="#FFFF00" style:language-asian="pl" style:country-asian="PL"/>
    </style:style>
    <style:style style:name="T9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10" style:parent-style-name="Normalny" style:family="paragraph">
      <style:paragraph-properties fo:text-align="justify" fo:margin-bottom="0in" fo:line-height="100%" fo:background-color="#FFFFFF"/>
    </style:style>
    <style:style style:name="T11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12" style:parent-style-name="Normalny" style:family="paragraph">
      <style:paragraph-properties fo:text-align="justify" fo:margin-bottom="0in" fo:line-height="100%" fo:background-color="#FFFFFF"/>
    </style:style>
    <style:style style:name="T13" style:parent-style-name="Domyślnaczcionkaakapitu" style:family="text">
      <style:text-properties style:font-name="Calibri" style:font-name-asian="Times New Roman" style:font-name-complex="Calibri" fo:color="#222222" fo:background-color="#FFFF00" style:language-asian="pl" style:country-asian="PL"/>
    </style:style>
    <style:style style:name="T14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5" style:parent-style-name="Domyślnaczcionkaakapitu" style:family="text">
      <style:text-properties style:font-name="Calibri" style:font-name-asian="Times New Roman" style:font-name-complex="Calibri" fo:color="#222222" fo:background-color="#FFFF00" style:language-asian="pl" style:country-asian="PL"/>
    </style:style>
    <style:style style:name="P16" style:parent-style-name="Normalny" style:family="paragraph">
      <style:paragraph-properties fo:text-align="justify" fo:margin-bottom="0in" fo:line-height="100%" fo:background-color="#FFFFFF"/>
    </style:style>
    <style:style style:name="T17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18" style:parent-style-name="Normalny" style:family="paragraph">
      <style:paragraph-properties fo:text-align="justify" fo:margin-bottom="0in" fo:line-height="100%" fo:background-color="#FFFFFF"/>
    </style:style>
    <style:style style:name="T19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20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P21" style:parent-style-name="Normalny" style:family="paragraph">
      <style:paragraph-properties fo:text-align="justify" fo:margin-bottom="0in" fo:line-height="100%" fo:background-color="#FFFFFF"/>
    </style:style>
    <style:style style:name="T22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3" style:parent-style-name="Normalny" style:family="paragraph">
      <style:paragraph-properties fo:text-align="justify" fo:margin-bottom="0in" fo:line-height="100%" fo:background-color="#FFFFFF"/>
    </style:style>
    <style:style style:name="T24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5" style:parent-style-name="Normalny" style:family="paragraph">
      <style:paragraph-properties fo:text-align="justify" fo:margin-bottom="0in" fo:line-height="100%" fo:background-color="#FFFFFF"/>
    </style:style>
    <style:style style:name="T26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7" style:parent-style-name="Normalny" style:family="paragraph">
      <style:paragraph-properties fo:text-align="justify" fo:margin-bottom="0in" fo:line-height="100%" fo:background-color="#FFFFFF"/>
    </style:style>
    <style:style style:name="T28" style:parent-style-name="Domyślnaczcionkaakapitu" style:family="text">
      <style:text-properties style:font-name="Calibri" style:font-name-asian="Times New Roman" style:font-name-complex="Calibri" fo:color="#222222" fo:background-color="#FFFF00" style:language-asian="pl" style:country-asian="PL"/>
    </style:style>
    <style:style style:name="T29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30" style:parent-style-name="Domyślnaczcionkaakapitu" style:family="text">
      <style:text-properties style:font-name="Calibri" style:font-name-asian="Times New Roman" style:font-name-complex="Calibri" fo:color="#222222" fo:background-color="#FFFF00" style:language-asian="pl" style:country-asian="PL"/>
    </style:style>
    <style:style style:name="T31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32" style:parent-style-name="Domyślnaczcionkaakapitu" style:family="text">
      <style:text-properties style:font-name="Calibri" style:font-name-asian="Times New Roman" style:font-name-complex="Calibri" fo:color="#222222" fo:background-color="#FFFF00" style:language-asian="pl" style:country-asian="PL"/>
    </style:style>
    <style:style style:name="T33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34" style:parent-style-name="Normalny" style:family="paragraph">
      <style:paragraph-properties fo:text-align="justify" fo:margin-bottom="0in" fo:line-height="100%" fo:background-color="#FFFFFF"/>
    </style:style>
    <style:style style:name="T35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36" style:parent-style-name="Normalny" style:family="paragraph">
      <style:paragraph-properties fo:text-align="justify" fo:margin-bottom="0in" fo:line-height="100%" fo:background-color="#FFFFFF"/>
    </style:style>
    <style:style style:name="T37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38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P39" style:parent-style-name="Normalny" style:family="paragraph">
      <style:paragraph-properties fo:text-align="justify" fo:margin-bottom="0in" fo:line-height="100%" fo:margin-right="0.3937in" fo:background-color="#FFFFFF"/>
    </style:style>
    <style:style style:name="T40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P41" style:parent-style-name="Normalny" style:family="paragraph">
      <style:paragraph-properties fo:text-align="justify" fo:margin-bottom="0in" fo:line-height="100%" fo:margin-right="0.3937in" fo:background-color="#FFFFFF"/>
    </style:style>
    <style:style style:name="T42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43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44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45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46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47" style:parent-style-name="Normalny" style:family="paragraph">
      <style:paragraph-properties fo:text-align="justify" fo:margin-bottom="0in" fo:line-height="100%" fo:margin-right="0.3937in" fo:background-color="#FFFFFF"/>
    </style:style>
    <style:style style:name="T48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49" style:parent-style-name="Normalny" style:family="paragraph">
      <style:paragraph-properties fo:text-align="center" fo:margin-bottom="0in" fo:line-height="100%" fo:margin-left="0.4506in" fo:margin-right="0.3937in" fo:background-color="#FFFFFF">
        <style:tab-stops/>
      </style:paragraph-properties>
    </style:style>
    <style:style style:name="T50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51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fo:color="#222222" style:language-asian="pl" style:country-asian="PL"/>
    </style:style>
    <style:style style:name="P52" style:parent-style-name="Normalny" style:family="paragraph">
      <style:paragraph-properties fo:text-align="justify" fo:margin-bottom="0in" fo:line-height="100%" fo:margin-left="0.25in" fo:background-color="#FFFFFF">
        <style:tab-stops/>
      </style:paragraph-properties>
    </style:style>
    <style:style style:name="T53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54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55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56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57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58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59" style:parent-style-name="Normalny" style:family="paragraph">
      <style:paragraph-properties fo:text-align="justify" fo:margin-bottom="0in" fo:line-height="100%" fo:margin-left="0.25in" fo:background-color="#FFFFFF">
        <style:tab-stops/>
      </style:paragraph-properties>
    </style:style>
    <style:style style:name="T60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61" style:parent-style-name="Normalny" style:family="paragraph">
      <style:paragraph-properties fo:text-align="justify" fo:margin-bottom="0in" fo:line-height="100%" fo:margin-left="0.25in" fo:background-color="#FFFFFF">
        <style:tab-stops/>
      </style:paragraph-properties>
    </style:style>
    <style:style style:name="T62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63" style:parent-style-name="Normalny" style:family="paragraph">
      <style:paragraph-properties fo:text-align="justify" fo:margin-bottom="0in" fo:line-height="100%" fo:margin-left="0.5in" fo:background-color="#FFFFFF">
        <style:tab-stops/>
      </style:paragraph-properties>
    </style:style>
    <style:style style:name="T64" style:parent-style-name="Domyślnaczcionkaakapitu" style:family="text">
      <style:text-properties style:font-name="Calibri" style:font-name-asian="Times New Roman" style:font-name-complex="Calibri" fo:color="#222222" fo:background-color="#FFFF00" style:language-asian="pl" style:country-asian="PL"/>
    </style:style>
    <style:style style:name="T65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fo:background-color="#FFFF00" style:language-asian="pl" style:country-asian="PL"/>
    </style:style>
    <style:style style:name="T66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67" style:parent-style-name="Domyślnaczcionkaakapitu" style:family="text">
      <style:text-properties style:font-name="Calibri" style:font-name-asian="Times New Roman" style:font-name-complex="Calibri" fo:color="#222222" fo:background-color="#FFFF00" style:language-asian="pl" style:country-asian="PL"/>
    </style:style>
    <style:style style:name="P68" style:parent-style-name="Normalny" style:family="paragraph">
      <style:paragraph-properties fo:text-align="justify" fo:margin-bottom="0in" fo:line-height="100%" fo:background-color="#FFFFFF"/>
    </style:style>
    <style:style style:name="T69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70" style:parent-style-name="Normalny" style:family="paragraph">
      <style:paragraph-properties fo:text-align="justify" fo:margin-bottom="0in" fo:line-height="100%" fo:background-color="#FFFFFF"/>
    </style:style>
    <style:style style:name="T71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72" style:parent-style-name="Normalny" style:family="paragraph">
      <style:paragraph-properties fo:text-align="justify" fo:margin-bottom="0in" fo:line-height="100%" fo:margin-left="0.5in" fo:background-color="#FFFFFF">
        <style:tab-stops/>
      </style:paragraph-properties>
    </style:style>
    <style:style style:name="T73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74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75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76" style:parent-style-name="Normalny" style:family="paragraph">
      <style:paragraph-properties fo:text-align="justify" fo:margin-bottom="0in" fo:line-height="100%" fo:margin-left="0.5in" fo:background-color="#FFFFFF">
        <style:tab-stops/>
      </style:paragraph-properties>
    </style:style>
    <style:style style:name="T77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78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79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80" style:parent-style-name="Normalny" style:family="paragraph">
      <style:paragraph-properties fo:text-align="justify" fo:margin-bottom="0in" fo:line-height="100%" fo:margin-left="0.25in" fo:background-color="#FFFFFF">
        <style:tab-stops/>
      </style:paragraph-properties>
    </style:style>
    <style:style style:name="T81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82" style:parent-style-name="Normalny" style:family="paragraph">
      <style:paragraph-properties fo:text-align="justify" fo:margin-bottom="0in" fo:line-height="100%" fo:margin-left="0.25in" fo:background-color="#FFFFFF">
        <style:tab-stops/>
      </style:paragraph-properties>
    </style:style>
    <style:style style:name="T83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84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85" style:parent-style-name="Normalny" style:family="paragraph">
      <style:paragraph-properties fo:text-align="justify" fo:margin-bottom="0in" fo:line-height="100%" fo:margin-left="0.25in" fo:background-color="#FFFFFF">
        <style:tab-stops/>
      </style:paragraph-properties>
    </style:style>
    <style:style style:name="T86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87" style:parent-style-name="Normalny" style:family="paragraph">
      <style:paragraph-properties fo:text-align="justify" fo:margin-bottom="0in" fo:line-height="100%" fo:margin-left="0.25in" fo:background-color="#FFFFFF">
        <style:tab-stops/>
      </style:paragraph-properties>
    </style:style>
    <style:style style:name="T88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89" style:parent-style-name="Normalny" style:family="paragraph">
      <style:paragraph-properties fo:text-align="justify" fo:margin-bottom="0in" fo:line-height="100%" fo:margin-left="0.25in" fo:background-color="#FFFFFF">
        <style:tab-stops/>
      </style:paragraph-properties>
    </style:style>
    <style:style style:name="T90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91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92" style:parent-style-name="Normalny" style:family="paragraph">
      <style:paragraph-properties fo:text-align="justify" fo:margin-bottom="0in" fo:line-height="100%" fo:margin-left="0.5in" fo:background-color="#FFFFFF">
        <style:tab-stops/>
      </style:paragraph-properties>
    </style:style>
    <style:style style:name="T93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94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95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96" style:parent-style-name="Normalny" style:family="paragraph">
      <style:paragraph-properties fo:text-align="justify" fo:margin-bottom="0in" fo:line-height="100%" fo:margin-left="0.5in" fo:background-color="#FFFFFF">
        <style:tab-stops/>
      </style:paragraph-properties>
    </style:style>
    <style:style style:name="T97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98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99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100" style:parent-style-name="Normalny" style:family="paragraph">
      <style:paragraph-properties fo:text-align="justify" fo:margin-bottom="0in" fo:line-height="100%" fo:margin-left="0.5in" fo:background-color="#FFFFFF">
        <style:tab-stops/>
      </style:paragraph-properties>
    </style:style>
    <style:style style:name="T101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02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103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104" style:parent-style-name="Normalny" style:family="paragraph">
      <style:paragraph-properties fo:text-align="justify" fo:margin-bottom="0in" fo:line-height="100%" fo:margin-left="0.25in" fo:background-color="#FFFFFF">
        <style:tab-stops/>
      </style:paragraph-properties>
    </style:style>
    <style:style style:name="T105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106" style:parent-style-name="Normalny" style:family="paragraph">
      <style:paragraph-properties fo:text-align="justify" fo:margin-bottom="0in" fo:line-height="100%" fo:margin-left="0.25in" fo:background-color="#FFFFFF">
        <style:tab-stops/>
      </style:paragraph-properties>
    </style:style>
    <style:style style:name="T107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108" style:parent-style-name="Normalny" style:family="paragraph">
      <style:paragraph-properties fo:text-align="justify" fo:margin-bottom="0in" fo:line-height="100%" fo:background-color="#FFFFFF"/>
    </style:style>
    <style:style style:name="T109" style:parent-style-name="Domyślnaczcionkaakapitu" style:family="text">
      <style:text-properties style:font-name="Calibri" style:font-name-asian="Times New Roman" style:font-name-complex="Calibri" fo:color="#222222" fo:background-color="#FFFF00" style:language-asian="pl" style:country-asian="PL"/>
    </style:style>
    <style:style style:name="P110" style:parent-style-name="Normalny" style:family="paragraph">
      <style:paragraph-properties fo:text-align="justify" fo:margin-bottom="0in" fo:line-height="100%" fo:margin-right="0.3937in" fo:background-color="#FFFFFF"/>
    </style:style>
    <style:style style:name="T111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fo:color="#222222" style:language-asian="pl" style:country-asian="PL"/>
    </style:style>
    <style:style style:name="P112" style:parent-style-name="Normalny" style:family="paragraph">
      <style:paragraph-properties fo:text-align="center" fo:margin-bottom="0in" fo:line-height="100%" fo:margin-left="0.4506in" fo:margin-right="0.3937in" fo:background-color="#FFFFFF">
        <style:tab-stops/>
      </style:paragraph-properties>
    </style:style>
    <style:style style:name="T113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114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fo:color="#222222" style:language-asian="pl" style:country-asian="PL"/>
    </style:style>
    <style:style style:name="P115" style:parent-style-name="Normalny" style:family="paragraph">
      <style:paragraph-properties fo:text-align="justify" fo:margin-bottom="0in" fo:line-height="100%" fo:margin-left="0.25in" fo:background-color="#FFFFFF">
        <style:tab-stops/>
      </style:paragraph-properties>
    </style:style>
    <style:style style:name="T116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17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118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19" style:parent-style-name="Domyślnaczcionkaakapitu" style:family="text">
      <style:text-properties style:font-name="Calibri" style:font-name-asian="Times New Roman" style:font-name-complex="Calibri" fo:color="#222222" fo:background-color="#FFFF00" style:language-asian="pl" style:country-asian="PL"/>
    </style:style>
    <style:style style:name="T120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121" style:parent-style-name="Normalny" style:family="paragraph">
      <style:paragraph-properties fo:text-align="justify" fo:margin-bottom="0in" fo:line-height="100%" fo:margin-left="0.25in" fo:background-color="#FFFFFF">
        <style:tab-stops/>
      </style:paragraph-properties>
    </style:style>
    <style:style style:name="T122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23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124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25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126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27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128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129" style:parent-style-name="Normalny" style:family="paragraph">
      <style:paragraph-properties fo:margin-bottom="0in" fo:line-height="100%" fo:background-color="#FFFFFF"/>
    </style:style>
    <style:style style:name="T130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131" style:parent-style-name="Normalny" style:family="paragraph">
      <style:paragraph-properties fo:text-align="center" fo:margin-bottom="0in" fo:line-height="100%" fo:background-color="#FFFFFF"/>
    </style:style>
    <style:style style:name="T132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133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fo:color="#222222" style:language-asian="pl" style:country-asian="PL"/>
    </style:style>
    <style:style style:name="T134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135" style:parent-style-name="Normalny" style:family="paragraph">
      <style:paragraph-properties fo:text-align="justify" fo:margin-bottom="0in" fo:line-height="100%" fo:margin-left="0.25in" fo:background-color="#FFFFFF">
        <style:tab-stops/>
      </style:paragraph-properties>
    </style:style>
    <style:style style:name="T136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37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138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39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140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41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142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43" style:parent-style-name="Domyślnaczcionkaakapitu" style:family="text">
      <style:text-properties style:font-name="Calibri" style:font-name-asian="Times New Roman" style:font-name-complex="Calibri" fo:color="#222222" fo:background-color="#FFFF00" style:language-asian="pl" style:country-asian="PL"/>
    </style:style>
    <style:style style:name="T144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45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146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fo:background-color="#FFFF00" style:language-asian="pl" style:country-asian="PL"/>
    </style:style>
    <style:style style:name="T147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P148" style:parent-style-name="Normalny" style:family="paragraph">
      <style:paragraph-properties fo:text-align="justify" fo:margin-bottom="0in" fo:line-height="100%" fo:margin-left="0.25in" fo:background-color="#FFFFFF">
        <style:tab-stops/>
      </style:paragraph-properties>
    </style:style>
    <style:style style:name="T149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50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151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152" style:parent-style-name="Normalny" style:family="paragraph">
      <style:paragraph-properties fo:text-align="justify" fo:margin-bottom="0in" fo:line-height="100%" fo:margin-left="0.25in" fo:background-color="#FFFFFF">
        <style:tab-stops/>
      </style:paragraph-properties>
    </style:style>
    <style:style style:name="T153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54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155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156" style:parent-style-name="Normalny" style:family="paragraph">
      <style:paragraph-properties fo:text-align="justify" fo:margin-bottom="0in" fo:line-height="100%" fo:margin-left="0.75in" fo:background-color="#FFFFFF">
        <style:tab-stops/>
      </style:paragraph-properties>
      <style:text-properties style:font-name="Times New Roman" style:font-name-asian="Times New Roman" style:font-name-complex="Times New Roman" fo:color="#222222" fo:font-size="10pt" style:font-size-asian="10pt" style:font-size-complex="10pt" style:language-asian="pl" style:country-asian="PL"/>
    </style:style>
    <style:style style:name="P157" style:parent-style-name="Normalny" style:family="paragraph">
      <style:paragraph-properties fo:text-align="justify" fo:margin-bottom="0in" fo:line-height="100%" fo:margin-left="0.75in" fo:background-color="#FFFFFF">
        <style:tab-stops/>
      </style:paragraph-properties>
      <style:text-properties style:font-name="Times New Roman" style:font-name-asian="Times New Roman" style:font-name-complex="Times New Roman" fo:color="#222222" fo:font-size="10pt" style:font-size-asian="10pt" style:font-size-complex="10pt" style:language-asian="pl" style:country-asian="PL"/>
    </style:style>
    <style:style style:name="P158" style:parent-style-name="Normalny" style:family="paragraph">
      <style:paragraph-properties fo:text-align="justify" fo:margin-bottom="0in" fo:line-height="100%" fo:margin-left="0.75in" fo:background-color="#FFFFFF">
        <style:tab-stops/>
      </style:paragraph-properties>
    </style:style>
    <style:style style:name="T159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160" style:parent-style-name="Normalny" style:family="paragraph">
      <style:paragraph-properties fo:text-align="justify" fo:margin-bottom="0in" fo:line-height="100%" fo:margin-left="0.25in" fo:background-color="#FFFFFF">
        <style:tab-stops/>
      </style:paragraph-properties>
    </style:style>
    <style:style style:name="T161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62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163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64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165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66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167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68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169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70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P171" style:parent-style-name="Normalny" style:family="paragraph">
      <style:paragraph-properties fo:text-align="justify" fo:margin-bottom="0in" fo:line-height="100%" fo:margin-left="0.25in" fo:background-color="#FFFFFF">
        <style:tab-stops/>
      </style:paragraph-properties>
    </style:style>
    <style:style style:name="T172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73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174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175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76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177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178" style:parent-style-name="Normalny" style:family="paragraph">
      <style:paragraph-properties fo:text-align="justify" fo:margin-bottom="0in" fo:line-height="100%" fo:margin-left="0.25in" fo:background-color="#FFFFFF">
        <style:tab-stops/>
      </style:paragraph-properties>
    </style:style>
    <style:style style:name="T179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80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181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82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183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84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185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86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P187" style:parent-style-name="Normalny" style:family="paragraph">
      <style:paragraph-properties fo:text-align="justify" fo:margin-bottom="0in" fo:line-height="100%" fo:margin-left="0.25in" fo:background-color="#FFFFFF">
        <style:tab-stops/>
      </style:paragraph-properties>
    </style:style>
    <style:style style:name="T188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89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190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91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192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93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194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195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196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197" style:parent-style-name="Normalny" style:family="paragraph">
      <style:paragraph-properties fo:text-align="justify" fo:margin-bottom="0in" fo:line-height="100%" fo:margin-left="0.25in" fo:background-color="#FFFFFF">
        <style:tab-stops/>
      </style:paragraph-properties>
    </style:style>
    <style:style style:name="T198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199" style:parent-style-name="Normalny" style:family="paragraph">
      <style:paragraph-properties fo:margin-bottom="0in" fo:line-height="100%" fo:margin-right="0.1965in" fo:background-color="#FFFFFF"/>
    </style:style>
    <style:style style:name="T200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01" style:parent-style-name="Normalny" style:family="paragraph">
      <style:paragraph-properties fo:text-align="center" fo:margin-bottom="0in" fo:line-height="100%" fo:margin-right="0.1965in" fo:background-color="#FFFFFF"/>
    </style:style>
    <style:style style:name="T202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203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fo:color="#222222" style:language-asian="pl" style:country-asian="PL"/>
    </style:style>
    <style:style style:name="T204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05" style:parent-style-name="Normalny" style:family="paragraph">
      <style:paragraph-properties fo:text-align="justify" fo:margin-bottom="0in" fo:line-height="100%" fo:margin-right="0.1965in" fo:background-color="#FFFFFF"/>
    </style:style>
    <style:style style:name="T206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207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208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209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10" style:parent-style-name="Normalny" style:family="paragraph">
      <style:paragraph-properties fo:text-align="justify" fo:margin-bottom="0in" fo:line-height="100%" fo:margin-right="0.1965in" fo:background-color="#FFFFFF"/>
    </style:style>
    <style:style style:name="T211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12" style:parent-style-name="Normalny" style:family="paragraph">
      <style:paragraph-properties fo:text-align="justify" fo:margin-bottom="0in" fo:line-height="100%" fo:margin-left="0.25in" fo:margin-right="0.1965in" fo:background-color="#FFFFFF">
        <style:tab-stops/>
      </style:paragraph-properties>
    </style:style>
    <style:style style:name="T213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14" style:parent-style-name="Normalny" style:family="paragraph">
      <style:paragraph-properties fo:text-align="center" fo:margin-bottom="0in" fo:line-height="100%" fo:margin-left="0.4506in" fo:margin-right="0.1965in" fo:background-color="#FFFFFF">
        <style:tab-stops/>
      </style:paragraph-properties>
    </style:style>
    <style:style style:name="T215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216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fo:color="#222222" style:language-asian="pl" style:country-asian="PL"/>
    </style:style>
    <style:style style:name="T217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18" style:parent-style-name="Normalny" style:family="paragraph">
      <style:paragraph-properties fo:text-align="center" fo:margin-bottom="0in" fo:line-height="100%" fo:margin-right="0.1965in" fo:background-color="#FFFFFF"/>
    </style:style>
    <style:style style:name="T219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20" style:parent-style-name="Normalny" style:family="paragraph">
      <style:paragraph-properties fo:text-align="center" fo:margin-bottom="0in" fo:line-height="100%" fo:margin-right="0.1965in" fo:background-color="#FFFFFF"/>
    </style:style>
    <style:style style:name="T221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22" style:parent-style-name="Normalny" style:family="paragraph">
      <style:paragraph-properties fo:text-align="justify" fo:margin-bottom="0in" fo:line-height="100%" fo:margin-left="0.25in" fo:margin-right="0.1965in" fo:background-color="#FFFFFF">
        <style:tab-stops/>
      </style:paragraph-properties>
    </style:style>
    <style:style style:name="T223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224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225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226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27" style:parent-style-name="Normalny" style:family="paragraph">
      <style:paragraph-properties fo:text-align="justify" fo:margin-bottom="0in" fo:line-height="100%" fo:margin-left="0.25in" fo:margin-right="0.1965in" fo:background-color="#FFFFFF">
        <style:tab-stops/>
      </style:paragraph-properties>
    </style:style>
    <style:style style:name="T228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229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230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231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232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33" style:parent-style-name="Normalny" style:family="paragraph">
      <style:paragraph-properties fo:text-align="justify" fo:margin-bottom="0in" fo:line-height="100%" fo:margin-left="0.25in" fo:margin-right="0.1965in" fo:background-color="#FFFFFF">
        <style:tab-stops/>
      </style:paragraph-properties>
    </style:style>
    <style:style style:name="T234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35" style:parent-style-name="Normalny" style:family="paragraph">
      <style:paragraph-properties fo:text-align="justify" fo:margin-bottom="0in" fo:line-height="100%" fo:margin-left="0.7833in" fo:margin-right="0.1965in" fo:background-color="#FFFFFF">
        <style:tab-stops/>
      </style:paragraph-properties>
    </style:style>
    <style:style style:name="T236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237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238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239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240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241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42" style:parent-style-name="Normalny" style:family="paragraph">
      <style:paragraph-properties fo:text-align="justify" fo:margin-bottom="0in" fo:line-height="100%" fo:margin-left="0.7833in" fo:margin-right="0.1965in" fo:background-color="#FFFFFF">
        <style:tab-stops/>
      </style:paragraph-properties>
    </style:style>
    <style:style style:name="T243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244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245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246" style:parent-style-name="Domyślnaczcionkaakapitu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pl" style:country-asian="PL"/>
    </style:style>
    <style:style style:name="T247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48" style:parent-style-name="Normalny" style:family="paragraph">
      <style:paragraph-properties fo:text-align="justify" fo:margin-bottom="0in" fo:line-height="100%" fo:margin-right="0.1965in" fo:background-color="#FFFFFF"/>
    </style:style>
    <style:style style:name="T249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50" style:parent-style-name="Normalny" style:family="paragraph">
      <style:paragraph-properties fo:text-align="justify" fo:margin-bottom="0in" fo:line-height="100%" fo:margin-left="0.25in" fo:margin-right="0.1965in" fo:background-color="#FFFFFF">
        <style:tab-stops/>
      </style:paragraph-properties>
    </style:style>
    <style:style style:name="T251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252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253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54" style:parent-style-name="Normalny" style:family="paragraph">
      <style:paragraph-properties fo:text-align="justify" fo:margin-bottom="0in" fo:line-height="100%" fo:margin-left="0.25in" fo:margin-right="0.1965in" fo:background-color="#FFFFFF">
        <style:tab-stops/>
      </style:paragraph-properties>
    </style:style>
    <style:style style:name="T255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256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257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258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259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60" style:parent-style-name="Normalny" style:family="paragraph">
      <style:paragraph-properties fo:text-align="justify" fo:margin-bottom="0in" fo:line-height="100%" fo:margin-left="0.25in" fo:margin-right="0.1965in" fo:background-color="#FFFFFF">
        <style:tab-stops/>
      </style:paragraph-properties>
    </style:style>
    <style:style style:name="T261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262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263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264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265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266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267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268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69" style:parent-style-name="Normalny" style:family="paragraph">
      <style:paragraph-properties fo:text-align="justify" fo:margin-bottom="0in" fo:line-height="100%" fo:margin-left="0.25in" fo:margin-right="0.1965in" fo:background-color="#FFFFFF">
        <style:tab-stops/>
      </style:paragraph-properties>
    </style:style>
    <style:style style:name="T270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271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272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273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P274" style:parent-style-name="Normalny" style:family="paragraph">
      <style:paragraph-properties fo:text-align="justify" fo:margin-bottom="0in" fo:line-height="100%" fo:margin-left="0.25in" fo:margin-right="0.1965in" fo:background-color="#FFFFFF">
        <style:tab-stops/>
      </style:paragraph-properties>
    </style:style>
    <style:style style:name="T275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276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277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278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279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280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281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82" style:parent-style-name="Normalny" style:family="paragraph">
      <style:paragraph-properties fo:text-align="justify" fo:margin-bottom="0in" fo:line-height="100%" fo:margin-right="0.1965in" fo:background-color="#FFFFFF"/>
    </style:style>
    <style:style style:name="T283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84" style:parent-style-name="Normalny" style:family="paragraph">
      <style:paragraph-properties fo:text-align="justify" fo:margin-bottom="0in" fo:line-height="100%" fo:margin-right="0.1965in" fo:background-color="#FFFFFF"/>
    </style:style>
    <style:style style:name="T285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86" style:parent-style-name="Normalny" style:family="paragraph">
      <style:paragraph-properties fo:text-align="justify" fo:margin-bottom="0in" fo:line-height="100%" fo:margin-right="0.1965in" fo:background-color="#FFFFFF"/>
    </style:style>
    <style:style style:name="T287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88" style:parent-style-name="Normalny" style:family="paragraph">
      <style:paragraph-properties fo:text-align="justify" fo:margin-bottom="0in" fo:line-height="100%" fo:margin-right="0.1965in" fo:background-color="#FFFFFF"/>
    </style:style>
    <style:style style:name="T289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90" style:parent-style-name="Normalny" style:family="paragraph">
      <style:paragraph-properties fo:text-align="justify" fo:margin-bottom="0in" fo:line-height="100%" fo:margin-right="0.1965in" fo:background-color="#FFFFFF"/>
    </style:style>
    <style:style style:name="T291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92" style:parent-style-name="Normalny" style:family="paragraph">
      <style:paragraph-properties fo:text-align="center" fo:margin-bottom="0in" fo:line-height="100%" fo:margin-right="0.1965in" fo:background-color="#FFFFFF"/>
    </style:style>
    <style:style style:name="T293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294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fo:color="#222222" style:language-asian="pl" style:country-asian="PL"/>
    </style:style>
    <style:style style:name="T295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96" style:parent-style-name="Normalny" style:family="paragraph">
      <style:paragraph-properties fo:text-align="center" fo:margin-bottom="0in" fo:line-height="100%" fo:margin-right="0.1965in" fo:background-color="#FFFFFF"/>
    </style:style>
    <style:style style:name="T297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298" style:parent-style-name="Normalny" style:family="paragraph">
      <style:paragraph-properties fo:text-align="center" fo:margin-bottom="0in" fo:line-height="100%" fo:margin-right="0.1965in" fo:background-color="#FFFFFF"/>
    </style:style>
    <style:style style:name="T299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300" style:parent-style-name="Normalny" style:family="paragraph">
      <style:paragraph-properties fo:text-align="justify" fo:margin-bottom="0in" fo:line-height="100%" fo:margin-left="0.2958in" fo:margin-right="0.1965in" fo:background-color="#FFFFFF">
        <style:tab-stops/>
      </style:paragraph-properties>
    </style:style>
    <style:style style:name="T301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302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303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304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305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306" style:parent-style-name="Normalny" style:family="paragraph">
      <style:paragraph-properties fo:text-align="justify" fo:margin-bottom="0in" fo:line-height="100%" fo:margin-left="0.2958in" fo:margin-right="0.1965in" fo:background-color="#FFFFFF">
        <style:tab-stops/>
      </style:paragraph-properties>
    </style:style>
    <style:style style:name="T307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308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309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310" style:parent-style-name="Normalny" style:family="paragraph">
      <style:paragraph-properties fo:text-align="justify" fo:margin-bottom="0in" fo:line-height="100%" fo:margin-left="0.2958in" fo:margin-right="0.1965in" fo:background-color="#FFFFFF">
        <style:tab-stops/>
      </style:paragraph-properties>
    </style:style>
    <style:style style:name="T311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312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313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314" style:parent-style-name="Normalny" style:family="paragraph">
      <style:paragraph-properties fo:text-align="justify" fo:margin-bottom="0in" fo:line-height="100%" fo:margin-left="0.2958in" fo:margin-right="0.1965in" fo:background-color="#FFFFFF">
        <style:tab-stops/>
      </style:paragraph-properties>
    </style:style>
    <style:style style:name="T315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316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317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318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319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320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321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322" style:parent-style-name="Domyślnaczcionkaakapitu" style:family="text">
      <style:text-properties style:font-name="Calibri" style:font-name-asian="Times New Roman" style:font-name-complex="Calibri" fo:font-style="italic" style:font-style-asian="italic" style:font-style-complex="italic" fo:color="#222222" style:language-asian="pl" style:country-asian="PL"/>
    </style:style>
    <style:style style:name="T323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324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325" style:parent-style-name="Normalny" style:family="paragraph">
      <style:paragraph-properties fo:text-align="justify" fo:margin-bottom="0in" fo:line-height="100%" fo:margin-left="0.2958in" fo:margin-right="0.1965in" fo:background-color="#FFFFFF">
        <style:tab-stops/>
      </style:paragraph-properties>
    </style:style>
    <style:style style:name="T326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327" style:parent-style-name="Normalny" style:family="paragraph">
      <style:paragraph-properties fo:text-align="center" fo:margin-bottom="0in" fo:line-height="100%" fo:margin-right="0.1965in" fo:background-color="#FFFFFF"/>
    </style:style>
    <style:style style:name="T328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fo:color="#222222" style:language-asian="pl" style:country-asian="PL"/>
    </style:style>
    <style:style style:name="P329" style:parent-style-name="Normalny" style:family="paragraph">
      <style:paragraph-properties fo:text-align="justify" fo:margin-bottom="0in" fo:line-height="100%" fo:margin-left="0.2958in" fo:margin-right="0.1965in" fo:background-color="#FFFFFF">
        <style:tab-stops/>
      </style:paragraph-properties>
    </style:style>
    <style:style style:name="T330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331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332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333" style:parent-style-name="Normalny" style:family="paragraph">
      <style:paragraph-properties fo:text-align="justify" fo:margin-bottom="0in" fo:line-height="100%" fo:margin-left="0.2958in" fo:margin-right="0.1965in" fo:background-color="#FFFFFF">
        <style:tab-stops/>
      </style:paragraph-properties>
    </style:style>
    <style:style style:name="T334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335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336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337" style:parent-style-name="Normalny" style:family="paragraph">
      <style:paragraph-properties fo:text-align="justify" fo:margin-bottom="0in" fo:line-height="100%" fo:margin-left="0.2958in" fo:margin-right="0.1965in" fo:background-color="#FFFFFF">
        <style:tab-stops/>
      </style:paragraph-properties>
    </style:style>
    <style:style style:name="T338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T339" style:parent-style-name="Domyślnaczcionkaakapitu" style:family="text">
      <style:text-properties style:font-name="Times New Roman" style:font-name-asian="Times New Roman" style:font-name-complex="Times New Roman" fo:color="#222222" fo:font-size="7pt" style:font-size-asian="7pt" style:font-size-complex="7pt" style:language-asian="pl" style:country-asian="PL"/>
    </style:style>
    <style:style style:name="T340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341" style:parent-style-name="Normalny" style:family="paragraph">
      <style:paragraph-properties fo:margin-bottom="0in" fo:line-height="100%" fo:margin-right="0.1965in" fo:background-color="#FFFFFF"/>
    </style:style>
    <style:style style:name="T342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343" style:parent-style-name="Normalny" style:family="paragraph">
      <style:paragraph-properties fo:margin-bottom="0in" fo:line-height="100%" fo:text-indent="0.4916in" fo:background-color="#FFFFFF"/>
    </style:style>
    <style:style style:name="T344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fo:color="#222222" style:language-asian="pl" style:country-asian="PL"/>
    </style:style>
    <style:style style:name="P345" style:parent-style-name="Normalny" style:family="paragraph">
      <style:paragraph-properties fo:margin-bottom="0in" fo:line-height="100%" fo:text-indent="0.4916in" fo:background-color="#FFFFFF"/>
    </style:style>
    <style:style style:name="T346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fo:color="#222222" style:language-asian="pl" style:country-asian="PL"/>
    </style:style>
    <style:style style:name="P347" style:parent-style-name="Normalny" style:family="paragraph">
      <style:paragraph-properties fo:margin-bottom="0in" fo:line-height="100%" fo:text-indent="0.4916in" fo:background-color="#FFFFFF"/>
    </style:style>
    <style:style style:name="T348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fo:color="#222222" style:language-asian="pl" style:country-asian="PL"/>
    </style:style>
    <style:style style:name="P349" style:parent-style-name="Normalny" style:family="paragraph">
      <style:paragraph-properties fo:margin-bottom="0in" fo:line-height="100%" fo:text-indent="0.4916in" fo:background-color="#FFFFFF"/>
    </style:style>
    <style:style style:name="T350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fo:color="#222222" style:language-asian="pl" style:country-asian="PL"/>
    </style:style>
    <style:style style:name="P351" style:parent-style-name="Normalny" style:family="paragraph">
      <style:paragraph-properties fo:text-align="justify" fo:margin-bottom="0in" fo:line-height="100%" fo:background-color="#FFFFFF"/>
    </style:style>
    <style:style style:name="T352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353" style:parent-style-name="Normalny" style:family="paragraph">
      <style:paragraph-properties fo:text-align="justify" fo:margin-bottom="0.0833in" fo:line-height="100%" fo:margin-right="0.1965in" fo:background-color="#FFFFFF"/>
    </style:style>
    <style:style style:name="T354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  <style:style style:name="P355" style:parent-style-name="Normalny" style:family="paragraph">
      <style:paragraph-properties fo:text-align="justify" fo:margin-bottom="0.0833in" fo:line-height="100%" fo:margin-right="0.1965in" fo:background-color="#FFFFFF"/>
    </style:style>
    <style:style style:name="T356" style:parent-style-name="Domyślnaczcionkaakapitu" style:family="text">
      <style:text-properties style:font-name="Calibri" style:font-name-asian="Times New Roman" style:font-name-complex="Calibri" fo:color="#222222" style:language-asian="pl" style:country-asian="PL"/>
    </style:style>
  </office:automatic-styles>
  <office:body>
    <office:text text:use-soft-page-breaks="true">
      <text:p text:style-name="P1"><text:span text:style-name="T2">UMOWA O DZIEŁO nr </text:span><text:span text:style-name="T3">…………………..</text:span></text:p>
      <text:p text:style-name="P4"><text:span text:style-name="T5"> </text:span></text:p>
      <text:p text:style-name="P6"><text:span text:style-name="T7">zwana dalej „Umową”, zawarta w dniu </text:span><text:span text:style-name="T8">…………………</text:span><text:span text:style-name="T9"> roku w Poznaniu pomiędzy:</text:span></text:p>
      <text:p text:style-name="P10"><text:span text:style-name="T11"> </text:span></text:p>
      <text:p text:style-name="P12"><text:span text:style-name="T13">…………………</text:span><text:span text:style-name="T14">, reprezentowaną  przez  </text:span><text:span text:style-name="T15">……………………………….</text:span></text:p>
      <text:p text:style-name="P16"><text:span text:style-name="T17"> </text:span></text:p>
      <text:p text:style-name="P18"><text:span text:style-name="T19">zwaną w treści Umowy </text:span><text:span text:style-name="T20">"Zamawiającym"</text:span></text:p>
      <text:p text:style-name="P21"><text:span text:style-name="T22"> </text:span></text:p>
      <text:p text:style-name="P23"><text:span text:style-name="T24">a</text:span></text:p>
      <text:p text:style-name="P25"><text:span text:style-name="T26"> </text:span></text:p>
      <text:p text:style-name="P27"><text:span text:style-name="T28">…………………</text:span><text:span text:style-name="T29">, zamieszkałą w </text:span><text:span text:style-name="T30">…………………</text:span><text:span text:style-name="T31">  legitymującą się dowodem osobistym  </text:span><text:span text:style-name="T32">…………………</text:span><text:span text:style-name="T33">,</text:span></text:p>
      <text:p text:style-name="P34"><text:span text:style-name="T35"> </text:span></text:p>
      <text:p text:style-name="P36"><text:span text:style-name="T37">zwaną dalej </text:span><text:span text:style-name="T38">"Wykonawcą",</text:span></text:p>
      <text:p text:style-name="P39"><text:span text:style-name="T40"> </text:span></text:p>
      <text:p text:style-name="P41"><text:span text:style-name="T42">zwanymi dalej</text:span><text:span text:style-name="T43"> „Stroną”</text:span><text:span text:style-name="T44"> lub łącznie </text:span><text:span text:style-name="T45">„Stronami</text:span><text:span text:style-name="T46">”.</text:span></text:p>
      <text:p text:style-name="P47"><text:span text:style-name="T48"> </text:span></text:p>
      <text:p text:style-name="P49"><text:span text:style-name="T50">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</text:span><text:span text:style-name="T51">§ 1. </text:span></text:p>
      <text:p text:style-name="P52"><text:span text:style-name="T53">1.</text:span><text:span text:style-name="T54">       </text:span><text:span text:style-name="T55">Zamawiający</text:span><text:span text:style-name="T56"> zamawia, a </text:span><text:span text:style-name="T57">Wykonawca</text:span><text:span text:style-name="T58"> przyjmuje do wykonania dzieło polegające na .Wykonaniu projektu strony internetowej z wykorzystaniem HTML, CSS i vanilla JS, co będzie stanowiło fundament pod stronę internetową uruchomioną na Wordpress.com.</text:span></text:p>
      <text:p text:style-name="P59"><text:span text:style-name="T60"> </text:span></text:p>
      <text:p text:style-name="P61"><text:span text:style-name="T62">Wykonanie projektu podzielone będzie na trzy etapy:</text:span></text:p>
      <text:p text:style-name="P63"><text:span text:style-name="T64">1)</text:span><text:span text:style-name="T65">      </text:span><text:span text:style-name="T66">Wykonanie szkieletu w HTML i stylowanie go za pomocą CSS w technologii BEM, a także zapewnienie mu </text:span><text:span text:style-name="T67">responsywności w szerokości ekranu: 1440px, 320px .(lub inne)</text:span></text:p>
      <text:p text:style-name="P68"><text:span text:style-name="T69">Zawarte treści są ustalone przed rozpoczęciem projektu i są określane jako „niezbędne minimim”, które pozwoli korzystać ze strony internetowej.</text:span></text:p>
      <text:p text:style-name="P70"><text:span text:style-name="T71"> </text:span></text:p>
      <text:p text:style-name="P72"><text:span text:style-name="T73">2)</text:span><text:span text:style-name="T74">      </text:span><text:span text:style-name="T75">Wykonanie funkcjonalności „na klik” – tj. dołączenie pliku javascript, który umożliwi zawijanie ekranu z tekstem, a także zawarcie animacji, ustalonych przed rozpoczęciem drugiej części prac.</text:span></text:p>
      <text:p text:style-name="P76"><text:span text:style-name="T77">3)</text:span><text:span text:style-name="T78">      </text:span><text:span text:style-name="T79">Wykonanie dodatkowych, rozszerzonych funkcjonalności, np. „podnieś i opuść przedmiot, jasny-ciemny ekran)</text:span></text:p>
      <text:p text:style-name="P80"><text:span text:style-name="T81"> </text:span></text:p>
      <text:p text:style-name="P82"><text:span text:style-name="T83">Praca nad projektem będzie miała charakter etapowy. z zakończeniem każdego etapu prac, omawiane będą wymagane poprawki i ewentualne zmiany.</text:span><text:span text:style-name="T84"><text:line-break/>Zmiany, które wprowadzone będą przez Zamawiającego będą dodatkowo płatne w formie nadgodzin. Zmiany, które będą konieczne z winy Wykonawcy nie będą dodatkowo płatne.</text:span></text:p>
      <text:p text:style-name="P85"><text:span text:style-name="T86"> </text:span></text:p>
      <text:p text:style-name="P87"><text:span text:style-name="T88">Zapłata zostanie podzielona na trzy transze, płatne po oddaniu każdego etapu pracy wraz z ewentualnymi poprawkami.</text:span></text:p>
      <text:p text:style-name="P89"><text:span text:style-name="T90">Wykonawca zobowiązuje się do wykonania pracy zgodnie ze swoją wiedzą z najwyższą starannością.</text:span><text:span text:style-name="T91"><text:line-break/>Wykonawca przewiduje czas potrzebny na wykonanie projektu:</text:span></text:p>
      <text:p text:style-name="P92"><text:span text:style-name="T93">1)</text:span><text:span text:style-name="T94">      </text:span><text:span text:style-name="T95">Część pierwsza: 10 roboczo-godzin,</text:span></text:p>
      <text:p text:style-name="P96"><text:span text:style-name="T97">2)</text:span><text:span text:style-name="T98">      </text:span><text:span text:style-name="T99">Część druga: 10 roboczo-godzin,</text:span></text:p>
      <text:p text:style-name="P100"><text:span text:style-name="T101">3)</text:span><text:span text:style-name="T102">      </text:span><text:span text:style-name="T103">Część trzecia:10 roboczo-godzin.</text:span></text:p>
      <text:p text:style-name="P104"><text:span text:style-name="T105"> </text:span></text:p>
      <text:p text:style-name="P106"><text:span text:style-name="T107">Na każdą część projektu Wykonawca zastrzega sobie okres dwóch tygodni od rozpoczęcia prac (bez uwzględnienia ewentualnych poprawek).</text:span></text:p>
      <text:p text:style-name="P108"><text:span text:style-name="T109"> </text:span></text:p>
      <text:p text:style-name="P110"><text:span text:style-name="T111"> </text:span></text:p>
      <text:p text:style-name="P112"><text:span text:style-name="T113">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</text:span><text:span text:style-name="T114">§ 2. </text:span></text:p>
      <text:soft-page-break/>
      <text:p text:style-name="P115"><text:span text:style-name="T116">1.</text:span><text:span text:style-name="T117">       </text:span><text:span text:style-name="T118">Rozpoczęcie wykonania Dzieła nastąpi w dniu </text:span><text:span text:style-name="T119">…………………</text:span><text:span text:style-name="T120">, a zakończenie wykonywania każdej części Dzieła to maksymalnie 10 dni roboczych, nie licząc nadgodzin.</text:span></text:p>
      <text:p text:style-name="P121"><text:span text:style-name="T122">2.</text:span><text:span text:style-name="T123">       </text:span><text:span text:style-name="T124">Zmiana terminu wykonania Dzieła z przyczyn niezależnych od </text:span><text:span text:style-name="T125">Wykonawcy</text:span><text:span text:style-name="T126">, w tym w szczególności z przyczyn leżących po stronie </text:span><text:span text:style-name="T127">Zamawiającego</text:span><text:span text:style-name="T128">, jego współpracowników lub podwykonawców nie będzie stanowić opóźnienia w realizacji Umowy.</text:span></text:p>
      <text:p text:style-name="P129"><text:span text:style-name="T130"> </text:span></text:p>
      <text:p text:style-name="P131"><text:span text:style-name="T132">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</text:span><text:span text:style-name="T133">§ 3.</text:span><text:span text:style-name="T134"> </text:span></text:p>
      <text:p text:style-name="P135"><text:span text:style-name="T136">1.</text:span><text:span text:style-name="T137">       </text:span><text:span text:style-name="T138">Tytułem wynagrodzenia za wykonanie Dzieła opisanego w § 1 ust 2 oraz przeniesienia praw autorskich, o których mowa w § 6 poniżej, </text:span><text:span text:style-name="T139">Zamawiający</text:span><text:span text:style-name="T140"> zapłaci</text:span><text:span text:style-name="T141"> Wykonawcy </text:span><text:span text:style-name="T142">wynagrodzenie w  wysokości </text:span><text:span text:style-name="T143">50</text:span><text:span text:style-name="T144"> brutto/ 1 roboczo-godzinę </text:span><text:span text:style-name="T145">(słownie: </text:span><text:span text:style-name="T146">pięćdziesiąt</text:span><text:span text:style-name="T147"> złotych).</text:span></text:p>
      <text:p text:style-name="P148"><text:span text:style-name="T149">2.</text:span><text:span text:style-name="T150">       </text:span><text:span text:style-name="T151">Zapłata wynagrodzenia, o którym mowa w ust. 1 powyżej nastąpi w  następujących częściach, w których wykonywane będzie Dzieło.</text:span></text:p>
      <text:p text:style-name="P152"><text:span text:style-name="T153"> </text:span><text:bookmark-start text:name="m_-8690508538899835297__Hlk9425771"/><text:span text:style-name="T154">      W</text:span><text:span text:style-name="T155">ynagrodzenie  za roboczo-godziny przepracowane na wykonanie części (jednej z trzech) zlecenia , o której mowa w ustępie 1 powyżej, płatne w terminie do 10 dni roboczych od oddania zatwierdzenia części   Dzieła (wraz z wprowadzonymi ewentualnymi poprawkami;</text:span><text:bookmark-end text:name="m_-8690508538899835297__Hlk9425771"/></text:p>
      <text:p text:style-name="P156"/>
      <text:p text:style-name="P157"/>
      <text:p text:style-name="P158"><text:span text:style-name="T159"> </text:span></text:p>
      <text:p text:style-name="P160"><text:span text:style-name="T161">3.</text:span><text:span text:style-name="T162">       </text:span><text:span text:style-name="T163">Zapłata każdej ze wskazanych wyżej części wynagrodzenia </text:span><text:span text:style-name="T164">Wykonawcy</text:span><text:span text:style-name="T165"> nastąpi każdorazowo przelewem na rachunek bankowy wskazany przez </text:span><text:span text:style-name="T166">Wykonawcę</text:span><text:span text:style-name="T167">. </text:span><text:span text:style-name="T168">Wykonawca </text:span><text:span text:style-name="T169">będzie dokumentował otrzymanie zaliczek, o których mowa w ust. 2 lit. a i b powyżej odpowiednim dokumentem księgowym, zgodnie z dyspozycją</text:span><text:span text:style-name="T170"> Zamawiającego.</text:span></text:p>
      <text:p text:style-name="P171"><text:span text:style-name="T172">4.</text:span><text:span text:style-name="T173">       </text:span><text:span text:style-name="T174">Zamawiający </text:span><text:span text:style-name="T175">może odmówić akceptacji rachunku </text:span><text:span text:style-name="T176">Wykonawcy </text:span><text:span text:style-name="T177">tylko w przypadku, gdy rachunek lub Dzieło zawiera rażące wady, lub gdy Dzieło nie zostało przez Zamawiającego odebrane.</text:span></text:p>
      <text:p text:style-name="P178"><text:span text:style-name="T179">5.</text:span><text:span text:style-name="T180">       </text:span><text:span text:style-name="T181">Akceptacja rachunku oznacza, iż </text:span><text:span text:style-name="T182">Wykonawca</text:span><text:span text:style-name="T183"> wykonał Dzieło w sposób prawidłowy i zgodny z przedmiotem projektu i jest równoznaczna z odbiorem Dzieła przez </text:span><text:span text:style-name="T184">Zamawiającego</text:span><text:span text:style-name="T185"> bez zastrzeżeń</text:span><text:span text:style-name="T186">.</text:span></text:p>
      <text:p text:style-name="P187"><text:span text:style-name="T188">6.</text:span><text:span text:style-name="T189">       </text:span><text:span text:style-name="T190">W przypadku braku przekazania Dzieła przez </text:span><text:span text:style-name="T191">Wykonawcę Zamawiającemu </text:span><text:span text:style-name="T192">w terminie określonym w § 2 ust. 1, z zastrzeżeniem § 2 ust. 2, wypłacone zaliczki, o których mowa ust. 2 lit. a i b niniejszego paragrafu, zostaną zwrócone przez </text:span><text:span text:style-name="T193">Wykonawcę </text:span><text:span text:style-name="T194">w terminie 7 dni od wezwania przez </text:span><text:span text:style-name="T195">Zamawiającego</text:span><text:span text:style-name="T196">.</text:span></text:p>
      <text:p text:style-name="P197"><text:span text:style-name="T198">7. Wykonawca zobowiązuje się do zakończenia każdej rozpoczętej  części dzieła.  Zapłata następuje za wykonaną i zakończoną pracę, a nie za całość projektu.</text:span></text:p>
      <text:p text:style-name="P199"><text:span text:style-name="T200"> </text:span></text:p>
      <text:p text:style-name="P201"><text:span text:style-name="T202">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</text:span><text:span text:style-name="T203">§ 4.</text:span><text:span text:style-name="T204"> </text:span></text:p>
      <text:p text:style-name="P205"><text:span text:style-name="T206">Wykonawca </text:span><text:span text:style-name="T207">nie może powierzyć wykonania Dzieła innym osobom bez uprzedniej, pisemnej zgody </text:span><text:span text:style-name="T208">Zamawiającego</text:span><text:span text:style-name="T209">.</text:span></text:p>
      <text:p text:style-name="P210"><text:span text:style-name="T211"> </text:span></text:p>
      <text:p text:style-name="P212"><text:span text:style-name="T213"> </text:span></text:p>
      <text:p text:style-name="P214"><text:span text:style-name="T215">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</text:span><text:span text:style-name="T216">§ 5.</text:span><text:span text:style-name="T217"> </text:span></text:p>
      <text:p text:style-name="P218"><text:span text:style-name="T219">Tytuł własności praw</text:span></text:p>
      <text:p text:style-name="P220"><text:span text:style-name="T221"> </text:span></text:p>
      <text:p text:style-name="P222"><text:span text:style-name="T223">1.</text:span><text:span text:style-name="T224">       </text:span><text:span text:style-name="T225">Wykonawca</text:span><text:span text:style-name="T226"> oświadcza, że w ramach wynagrodzenia o którym mowa w § 3 ust. 1 Umowy i z chwilą jego zapłaty w całości, przenosi na rzecz Zamawiającego majątkowe prawa autorskie oraz prawa zależne do Dzieła (jako utworu), będącego przedmiotem Umowy wraz z prawem własności nośników na jakich zostało ono utrwalone.</text:span></text:p>
      <text:p text:style-name="P227"><text:span text:style-name="T228">2.</text:span><text:span text:style-name="T229">       </text:span><text:span text:style-name="T230">Z chwilą zapłaty wynagrodzenia, o którym mowa w treści § 3 ust. 1 powyżej, </text:span><text:span text:style-name="T231">Zamawiający</text:span><text:span text:style-name="T232"> jest upoważniony do:</text:span></text:p>
      <text:p text:style-name="P233"><text:span text:style-name="T234"> </text:span></text:p>
      <text:p text:style-name="P235"><text:span text:style-name="T236">a.</text:span><text:span text:style-name="T237">       </text:span><text:span text:style-name="T238">korzystania i rozporządzania Dziełem bez ograniczeń czasowych i terytorialnych, </text:span><text:bookmark-start text:name="m_-8690508538899835297__Hlk9432521"/><text:span text:style-name="T239">na wszelkich znanych w dniu zawarcia Umowy polach eksploatacji</text:span><text:bookmark-end text:name="m_-8690508538899835297__Hlk9432521"/><text:span text:style-name="T240">, w<text:s/></text:span><text:soft-page-break/><text:span text:style-name="T241">tym w szczególności określonych w art. 50 i art. 74 ustawy z dnia 4 lutego 1994 r. o prawie autorskim i prawach pokrewnych;</text:span></text:p>
      <text:p text:style-name="P242"><text:span text:style-name="T243">b.</text:span><text:span text:style-name="T244">       </text:span><text:span text:style-name="T245">wykonywania autorskiego prawa zależnego do Dzieła, w tym w szczególności tworzenia opracowań, adaptacji, przeróbek utworu (Dzieła)</text:span><text:span text:style-name="T246"> </text:span><text:span text:style-name="T247">oraz prawa do udzielania zgody na korzystanie i rozpowszechnianie tych opracowań na polach eksploatacji wskazanych w lit. a powyżej.</text:span></text:p>
      <text:p text:style-name="P248"><text:span text:style-name="T249"> </text:span></text:p>
      <text:p text:style-name="P250"><text:span text:style-name="T251">3.</text:span><text:span text:style-name="T252">       </text:span><text:span text:style-name="T253">Zamawiający ma prawo przenieść nabyte prawa odpłatnie lub nieodpłatnie, w całości lub części i upoważnić osoby trzecie, do korzystania z nich bez żadnych ograniczeń czasowych i terytorialnych, z prawem do dalszego przenoszenia tych praw i zgód.</text:span></text:p>
      <text:p text:style-name="P254"><text:span text:style-name="T255">4.</text:span><text:span text:style-name="T256">       </text:span><text:span text:style-name="T257">W ramach wynagrodzenia określonego niniejszą umową Wykonawca zobowiązuje się również przenieść na </text:span><text:span text:style-name="T258">Zamawiającego</text:span><text:span text:style-name="T259"> majątkowe prawa autorskie do Dzieła na polach eksploatacji powstałych po zawarciu niniejszej umowy.</text:span></text:p>
      <text:p text:style-name="P260"><text:span text:style-name="T261">5.</text:span><text:span text:style-name="T262">       </text:span><text:span text:style-name="T263">Wykonawca </text:span><text:span text:style-name="T264">oświadcza, iż jego wynagrodzenie z tytułu wykonania Dzieła, określone w treści § 3 ust. 1 powyżej zaspakaja wszelkie roszczenia </text:span><text:span text:style-name="T265">Wykonawcy </text:span><text:span text:style-name="T266">z tytułu dokonania na rzecz </text:span><text:span text:style-name="T267">Zamawiającego</text:span><text:span text:style-name="T268"> przeniesienia praw własności intelektualnej, o których mowa w niniejszym paragrafie, w tym także w zakresie, o którym mowa w ust. 4 powyżej.</text:span></text:p>
      <text:p text:style-name="P269"><text:span text:style-name="T270">6.</text:span><text:span text:style-name="T271">       </text:span><text:span text:style-name="T272">Dla uniknięcia wątpliwości Strony zgodnie wskazują, że w przypadku, gdy w związku z realizacją Umowy powstaną jakiekolwiek przedmioty prawa własności przemysłowej tj. w szczególności wynalazki, wzory przemysłowe, wzory użytkowe itp. wyłącznie uprawnionym do uzyskania ochrony na podstawie ustawy z dnia 30 czerwca 2000 r. prawo własności przemysłowej lub innych obowiązujących w tym zakresie przepisów (w tym przepisów prawa Unii Europejskiej) jest </text:span><text:span text:style-name="T273">Zamawiający.</text:span></text:p>
      <text:p text:style-name="P274"><text:span text:style-name="T275">7.</text:span><text:span text:style-name="T276">       </text:span><text:span text:style-name="T277">Opisane powyżej przeniesienie praw autorskich na rzecz </text:span><text:span text:style-name="T278">Zamawiającego</text:span><text:span text:style-name="T279"> nie dotyczy autorskich praw osobistych. W szczególności </text:span><text:span text:style-name="T280">Wykonawca</text:span><text:span text:style-name="T281"> zachowuje prawo do autorstwa utworów stworzonych w ramach Umowy oraz oznaczania tych utworów swoim imieniem i nazwiskiem.</text:span></text:p>
      <text:p text:style-name="P282"><text:span text:style-name="T283"> </text:span></text:p>
      <text:p text:style-name="P284"><text:span text:style-name="T285"> </text:span></text:p>
      <text:p text:style-name="P286"><text:span text:style-name="T287"> </text:span></text:p>
      <text:p text:style-name="P288"><text:span text:style-name="T289"> </text:span></text:p>
      <text:p text:style-name="P290"><text:span text:style-name="T291"> </text:span></text:p>
      <text:p text:style-name="P292"><text:span text:style-name="T293">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</text:span><text:span text:style-name="T294">§ 6.</text:span><text:span text:style-name="T295"> </text:span></text:p>
      <text:p text:style-name="P296"><text:span text:style-name="T297">Poufność</text:span></text:p>
      <text:p text:style-name="P298"><text:span text:style-name="T299"> </text:span></text:p>
      <text:p text:style-name="P300"><text:span text:style-name="T301">1.      W okresie obowiązywania umowy oraz w ciągu 10 lat po jej rozwiązaniu albo wygaśnięciu, </text:span><text:span text:style-name="T302">Wykonawca </text:span><text:span text:style-name="T303">zobowiązany jest do zachowania w tajemnicy wszelkich informacji o charakterze technologicznym, organizacyjnym, finansowym, prawnym lub handlowym powziętych  w związku z wykonywaniem Umowy, dotyczących </text:span><text:span text:style-name="T304">Zamawiającego</text:span><text:span text:style-name="T305"> oraz produktów jego przedsiębiorstwa.</text:span></text:p>
      <text:p text:style-name="P306"><text:span text:style-name="T307">2.      W czasie obowiązywania umowy oraz po jej rozwiązaniu albo wygaśnięciu </text:span><text:span text:style-name="T308">Wykonawca</text:span><text:span text:style-name="T309"> zobowiązany jest zachować w tajemnicy wszelkie postanowienia objęte niniejszą Umową, w szczególności dotyczące wynagrodzenia lub innych świadczeń wynikających z Umowy.</text:span></text:p>
      <text:p text:style-name="P310"><text:span text:style-name="T311">3.      Niezachowanie tajemnicy informacji, o których mowa w niniejszym paragrafie, będzie traktowane przez </text:span><text:span text:style-name="T312">Zamawiającego</text:span><text:span text:style-name="T313"> na równi z nienależytym wykonywaniem postanowień Umowy.</text:span></text:p>
      <text:p text:style-name="P314"><text:span text:style-name="T315">4.      Naruszenie postanowień niniejszego paragrafu przez </text:span><text:span text:style-name="T316">Wykonawcę </text:span><text:span text:style-name="T317">uprawnia </text:span><text:span text:style-name="T318">Zamawiającego </text:span><text:span text:style-name="T319">do żądania zapłaty przez </text:span><text:span text:style-name="T320">Wykonawcę</text:span><text:span text:style-name="T321"> kary umownej w kwocie 10.000,00 zł za każdy stwierdzony przypadek naruszenia obowiązku poufności. Powyższe nie wyłącza uprawnienia do dochodzenia przez </text:span><text:span text:style-name="T322">Zamawiającego </text:span><text:span text:style-name="T323">odszkodowania przenoszącego wysokość zastrzeżonej kary umownej,<text:s/></text:span><text:soft-page-break/><text:span text:style-name="T324">na zasadach ogólnych oraz nie wpływa na ewentualną odpowiedzialność karną przewidzianą w przepisach Kodeksu karnego oraz ustawy z dnia 16 kwietnia 1993 r. o zwalczaniu nieuczciwej Konkurencji (j.t. Dz.U. z 2018, poz. 419).</text:span></text:p>
      <text:p text:style-name="P325"><text:span text:style-name="T326"> </text:span></text:p>
      <text:p text:style-name="P327"><text:span text:style-name="T328">§ 8.</text:span></text:p>
      <text:p text:style-name="P329"><text:span text:style-name="T330">1.</text:span><text:span text:style-name="T331">         </text:span><text:span text:style-name="T332">W sprawach nieunormowanych Umową mają zastosowanie przepisy Kodeksu Cywilnego oraz ustawy z dnia 4 lutego 1994 r. o prawie autorskim i prawach pokrewnych (j.t. Dz. U. z 2018, poz. 1191).</text:span></text:p>
      <text:p text:style-name="P333"><text:span text:style-name="T334">2.</text:span><text:span text:style-name="T335">         </text:span><text:span text:style-name="T336">Wszelkie zmiany Umowy wymagają formy pisemnej, pod rygorem nieważności.</text:span></text:p>
      <text:p text:style-name="P337"><text:span text:style-name="T338">3.</text:span><text:span text:style-name="T339">         </text:span><text:span text:style-name="T340">Umowa została sporządzona w dwóch jednobrzmiących egzemplarzach, po jednym dla każdej ze Stron.</text:span></text:p>
      <text:p text:style-name="P341"><text:span text:style-name="T342"> </text:span></text:p>
      <text:p text:style-name="P343"><text:span text:style-name="T344"> </text:span></text:p>
      <text:p text:style-name="P345"><text:span text:style-name="T346"> </text:span></text:p>
      <text:p text:style-name="P347"><text:span text:style-name="T348"> </text:span></text:p>
      <text:p text:style-name="P349"><text:span text:style-name="T350">Zamawiający:                                                                                   Wykonawca:</text:span></text:p>
      <text:p text:style-name="P351"><text:span text:style-name="T352"> </text:span></text:p>
      <text:p text:style-name="P353"><text:span text:style-name="T354"> </text:span></text:p>
      <text:p text:style-name="P355"><text:span text:style-name="T356">…..................................................                                           ..…....................................................</text:span>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ł Skorupski</meta:initial-creator>
    <dc:creator>Paweł Skorupski</dc:creator>
    <meta:creation-date>2021-02-04T10:27:00Z</meta:creation-date>
    <dc:date>2021-02-04T10:28:00Z</dc:date>
    <meta:template xlink:href="Normal" xlink:type="simple"/>
    <meta:editing-cycles>1</meta:editing-cycles>
    <meta:editing-duration>PT60S</meta:editing-duration>
    <meta:document-statistic meta:page-count="4" meta:paragraph-count="20" meta:word-count="1443" meta:character-count="10082" meta:row-count="72" meta:non-whitespace-character-count="8659"/>
  </office:meta>
</office:document-meta>
</file>